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35in" fo:break-before="auto" style:use-optimal-row-height="false"/>
    </style:style>
    <style:style style:name="ro3" style:family="table-row">
      <style:table-row-properties style:row-height="0.133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>
      <style:table-cell-properties style:glyph-orientation-vertical="0" fo:border-bottom="0.06pt solid #f7f7f7" fo:background-color="#ffffff" style:diagonal-bl-tr="none" style:diagonal-tl-br="none" style:text-align-source="fix" style:repeat-content="false" fo:wrap-option="no-wrap" fo:border-left="0.74pt solid #f7f7f7" style:direction="ltr" fo:padding="0.028in" fo:border-right="0.06pt solid #f7f7f7" style:rotation-angle="0" style:rotation-align="none" style:shrink-to-fit="false" fo:border-top="0.06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order-bottom="0.06pt solid #f7f7f7" fo:background-color="#ffffff" style:diagonal-bl-tr="none" style:diagonal-tl-br="none" style:text-align-source="fix" style:repeat-content="false" fo:wrap-option="no-wrap" fo:border-left="0.74pt solid #f7f7f7" style:direction="ltr" fo:padding="0.028in" fo:border-right="0.06pt solid #f7f7f7" style:rotation-angle="0" style:rotation-align="none" style:shrink-to-fit="false" fo:border-top="0.06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一般_20_2" style:data-style-name="N100">
      <style:table-cell-properties style:glyph-orientation-vertical="0" fo:border-bottom="0.06pt solid #f7f7f7" fo:background-color="#ffffff" style:diagonal-bl-tr="none" style:diagonal-tl-br="none" style:text-align-source="fix" style:repeat-content="false" fo:wrap-option="no-wrap" fo:border-left="0.74pt solid #f7f7f7" style:direction="ltr" fo:padding="0.028in" fo:border-right="0.06pt solid #f7f7f7" style:rotation-angle="0" style:rotation-align="none" style:shrink-to-fit="false" fo:border-top="0.06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f7f7f7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f7f7f7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wrap" fo:border="0.06pt solid #f7f7f7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85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62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一般_20_2" style:data-style-name="N162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afd095"/>
    </style:style>
    <style:style style:name="ce26" style:family="table-cell" style:parent-style-name="Default" style:data-style-name="N187">
      <style:table-cell-properties style:glyph-orientation-vertical="0" fo:background-color="#afd095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68">
      <style:table-cell-properties style:glyph-orientation-vertical="0" fo:background-color="#afd095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一般_20_2" style:data-style-name="N168">
      <style:table-cell-properties style:glyph-orientation-vertical="0" fo:background-color="#afd095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87">
      <style:table-cell-properties style:glyph-orientation-vertical="0" fo:border-bottom="0.06pt solid #f7f7f7" fo:background-color="#afd095" style:diagonal-bl-tr="none" style:diagonal-tl-br="none" style:text-align-source="fix" style:repeat-content="false" fo:wrap-option="no-wrap" fo:border-left="0.06pt solid #f7f7f7" style:direction="ltr" fo:padding="0.028in" fo:border-right="0.74pt solid #f7f7f7" style:rotation-angle="0" style:rotation-align="none" style:shrink-to-fit="true" fo:border-top="0.06pt solid #f7f7f7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68">
      <style:table-cell-properties style:glyph-orientation-vertical="0" fo:border-bottom="0.06pt solid #f7f7f7" fo:background-color="#afd095" style:diagonal-bl-tr="none" style:diagonal-tl-br="none" style:text-align-source="fix" style:repeat-content="false" fo:wrap-option="no-wrap" fo:border-left="0.06pt solid #f7f7f7" style:direction="ltr" fo:padding="0.028in" fo:border-right="0.74pt solid #f7f7f7" style:rotation-angle="0" style:rotation-align="none" style:shrink-to-fit="true" fo:border-top="0.06pt solid #f7f7f7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一般_20_2" style:data-style-name="N168">
      <style:table-cell-properties style:glyph-orientation-vertical="0" fo:border-bottom="0.06pt solid #f7f7f7" fo:background-color="#afd095" style:diagonal-bl-tr="none" style:diagonal-tl-br="none" style:text-align-source="fix" style:repeat-content="false" fo:wrap-option="no-wrap" fo:border-left="0.06pt solid #f7f7f7" style:direction="ltr" fo:padding="0.028in" fo:border-right="0.74pt solid #f7f7f7" style:rotation-angle="0" style:rotation-align="none" style:shrink-to-fit="true" fo:border-top="0.06pt solid #f7f7f7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一般_20_2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7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7"/>
        <table:table-column table:style-name="co3" table:number-columns-repeated="242" table:default-cell-style-name="Default"/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no_flight_total</text:p>
          </table:table-cell>
          <table:table-cell office:value-type="string" calcext:value-type="string">
            <text:p>no_seat_total</text:p>
          </table:table-cell>
          <table:table-cell office:value-type="string" calcext:value-type="string">
            <text:p>no_passenger_total</text:p>
          </table:table-cell>
          <table:table-cell office:value-type="string" calcext:value-type="string">
            <text:p>occupancy_total</text:p>
          </table:table-cell>
          <table:table-cell office:value-type="string" calcext:value-type="string">
            <text:p>no_flight_toTPE</text:p>
          </table:table-cell>
          <table:table-cell office:value-type="string" calcext:value-type="string">
            <text:p>no_seat_toTPE</text:p>
          </table:table-cell>
          <table:table-cell office:value-type="string" calcext:value-type="string">
            <text:p>no_passenger_toTPE</text:p>
          </table:table-cell>
          <table:table-cell office:value-type="string" calcext:value-type="string">
            <text:p>occupancy_toTPE</text:p>
          </table:table-cell>
          <table:table-cell office:value-type="string" calcext:value-type="string">
            <text:p>no_flight_toFRA</text:p>
          </table:table-cell>
          <table:table-cell office:value-type="string" calcext:value-type="string">
            <text:p>no_seat_toFRA</text:p>
          </table:table-cell>
          <table:table-cell office:value-type="string" calcext:value-type="string">
            <text:p>no_passenger_toFRA</text:p>
          </table:table-cell>
          <table:table-cell office:value-type="string" calcext:value-type="string">
            <text:p>occupancy_toFRA</text:p>
          </table:table-cell>
          <table:table-cell table:number-columns-repeated="242"/>
        </table:table-row>
        <table:table-row table:style-name="ro1">
          <table:table-cell table:number-columns-repeated="257"/>
        </table:table-row>
        <table:table-row table:style-name="ro2">
          <table:table-cell table:style-name="ce16"/>
          <table:table-cell table:style-name="ce19" office:value-type="float" office:value="201801" calcext:value-type="float">
            <text:p>20180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1" calcext:value-type="float">
            <text:p><text:s/>61</text:p>
          </table:table-cell>
          <table:table-cell table:style-name="ce22" office:value-type="float" office:value="21838" calcext:value-type="float">
            <text:p><text:s/>21,838</text:p>
          </table:table-cell>
          <table:table-cell table:style-name="ce22" office:value-type="float" office:value="13947" calcext:value-type="float">
            <text:p><text:s/>13,947</text:p>
          </table:table-cell>
          <table:table-cell table:style-name="ce26" office:value-type="float" office:value="63.9" calcext:value-type="float">
            <text:p><text:s/>63.9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5540" calcext:value-type="float">
            <text:p><text:s/>5,540</text:p>
          </table:table-cell>
          <table:table-cell table:style-name="ce26" office:value-type="float" office:value="49.9" calcext:value-type="float">
            <text:p><text:s/>49.9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407" calcext:value-type="float">
            <text:p><text:s/>8,407</text:p>
          </table:table-cell>
          <table:table-cell table:style-name="ce29" office:value-type="float" office:value="78.3" calcext:value-type="float">
            <text:p><text:s/>78.3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02" calcext:value-type="float">
            <text:p>20180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2" calcext:value-type="float">
            <text:p><text:s/>52</text:p>
          </table:table-cell>
          <table:table-cell table:style-name="ce22" office:value-type="float" office:value="18616" calcext:value-type="float">
            <text:p><text:s/>18,616</text:p>
          </table:table-cell>
          <table:table-cell table:style-name="ce22" office:value-type="float" office:value="14043" calcext:value-type="float">
            <text:p><text:s/>14,043</text:p>
          </table:table-cell>
          <table:table-cell table:style-name="ce26" office:value-type="float" office:value="75.4" calcext:value-type="float">
            <text:p><text:s/>75.4</text:p>
          </table:table-cell>
          <table:table-cell table:style-name="ce22" office:value-type="float" office:value="26" calcext:value-type="float">
            <text:p><text:s/>26</text:p>
          </table:table-cell>
          <table:table-cell table:style-name="ce22" office:value-type="float" office:value="9308" calcext:value-type="float">
            <text:p><text:s/>9,308</text:p>
          </table:table-cell>
          <table:table-cell table:style-name="ce22" office:value-type="float" office:value="6957" calcext:value-type="float">
            <text:p><text:s/>6,957</text:p>
          </table:table-cell>
          <table:table-cell table:style-name="ce26" office:value-type="float" office:value="74.7" calcext:value-type="float">
            <text:p><text:s/>74.7</text:p>
          </table:table-cell>
          <table:table-cell table:style-name="ce22" office:value-type="float" office:value="26" calcext:value-type="float">
            <text:p><text:s/>26</text:p>
          </table:table-cell>
          <table:table-cell table:style-name="ce22" office:value-type="float" office:value="9308" calcext:value-type="float">
            <text:p><text:s/>9,308</text:p>
          </table:table-cell>
          <table:table-cell table:style-name="ce22" office:value-type="float" office:value="7086" calcext:value-type="float">
            <text:p><text:s/>7,086</text:p>
          </table:table-cell>
          <table:table-cell table:style-name="ce29" office:value-type="float" office:value="76.1" calcext:value-type="float">
            <text:p><text:s/>76.1</text:p>
          </table:table-cell>
          <table:table-cell table:style-name="ce32" table:number-columns-repeated="242"/>
        </table:table-row>
        <table:table-row table:style-name="ro3">
          <table:table-cell table:style-name="ce16"/>
          <table:table-cell table:style-name="ce19" office:value-type="float" office:value="201803" calcext:value-type="float">
            <text:p>201803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9" calcext:value-type="float">
            <text:p><text:s/>59</text:p>
          </table:table-cell>
          <table:table-cell table:style-name="ce22" office:value-type="float" office:value="21122" calcext:value-type="float">
            <text:p><text:s/>21,122</text:p>
          </table:table-cell>
          <table:table-cell table:style-name="ce22" office:value-type="float" office:value="18330" calcext:value-type="float">
            <text:p><text:s/>18,330</text:p>
          </table:table-cell>
          <table:table-cell table:style-name="ce26" office:value-type="float" office:value="86.8" calcext:value-type="float">
            <text:p><text:s/>86.8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10382" calcext:value-type="float">
            <text:p><text:s/>10,382</text:p>
          </table:table-cell>
          <table:table-cell table:style-name="ce22" office:value-type="float" office:value="8716" calcext:value-type="float">
            <text:p><text:s/>8,716</text:p>
          </table:table-cell>
          <table:table-cell table:style-name="ce26" office:value-type="float" office:value="84" calcext:value-type="float">
            <text:p><text:s/>84.0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614" calcext:value-type="float">
            <text:p><text:s/>9,614</text:p>
          </table:table-cell>
          <table:table-cell table:style-name="ce29" office:value-type="float" office:value="89.5" calcext:value-type="float">
            <text:p><text:s/>89.5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04" calcext:value-type="float">
            <text:p>201804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7924" calcext:value-type="float">
            <text:p><text:s/>17,924</text:p>
          </table:table-cell>
          <table:table-cell table:style-name="ce26" office:value-type="float" office:value="83.4" calcext:value-type="float">
            <text:p><text:s/>83.4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096" calcext:value-type="float">
            <text:p><text:s/>8,096</text:p>
          </table:table-cell>
          <table:table-cell table:style-name="ce26" office:value-type="float" office:value="75.4" calcext:value-type="float">
            <text:p><text:s/>75.4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828" calcext:value-type="float">
            <text:p><text:s/>9,828</text:p>
          </table:table-cell>
          <table:table-cell table:style-name="ce29" office:value-type="float" office:value="91.5" calcext:value-type="float">
            <text:p><text:s/>91.5</text:p>
          </table:table-cell>
          <table:table-cell table:style-name="ce32" table:number-columns-repeated="242"/>
        </table:table-row>
        <table:table-row table:style-name="ro3">
          <table:table-cell table:style-name="ce16"/>
          <table:table-cell table:style-name="ce19" office:value-type="float" office:value="201805" calcext:value-type="float">
            <text:p>201805</text:p>
          </table:table-cell>
          <table:table-cell table:style-name="ce19"/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6502" calcext:value-type="float">
            <text:p><text:s/>16,502</text:p>
          </table:table-cell>
          <table:table-cell table:style-name="ce26" office:value-type="float" office:value="74.3" calcext:value-type="float">
            <text:p><text:s/>74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7693" calcext:value-type="float">
            <text:p><text:s/>7,693</text:p>
          </table:table-cell>
          <table:table-cell table:style-name="ce26" office:value-type="float" office:value="69.3" calcext:value-type="float">
            <text:p><text:s/>69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809" calcext:value-type="float">
            <text:p><text:s/>8,809</text:p>
          </table:table-cell>
          <table:table-cell table:style-name="ce29" office:value-type="float" office:value="79.4" calcext:value-type="float">
            <text:p><text:s/>79.4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06" calcext:value-type="float">
            <text:p>201806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8488" calcext:value-type="float">
            <text:p><text:s/>18,488</text:p>
          </table:table-cell>
          <table:table-cell table:style-name="ce26" office:value-type="float" office:value="86.1" calcext:value-type="float">
            <text:p><text:s/>86.1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834" calcext:value-type="float">
            <text:p><text:s/>8,834</text:p>
          </table:table-cell>
          <table:table-cell table:style-name="ce26" office:value-type="float" office:value="82.3" calcext:value-type="float">
            <text:p><text:s/>82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654" calcext:value-type="float">
            <text:p><text:s/>9,654</text:p>
          </table:table-cell>
          <table:table-cell table:style-name="ce29" office:value-type="float" office:value="89.9" calcext:value-type="float">
            <text:p><text:s/>89.9</text:p>
          </table:table-cell>
          <table:table-cell table:style-name="ce32" table:number-columns-repeated="242"/>
        </table:table-row>
        <table:table-row table:style-name="ro3">
          <table:table-cell table:style-name="ce16"/>
          <table:table-cell table:style-name="ce19" office:value-type="float" office:value="201807" calcext:value-type="float">
            <text:p>201807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9575" calcext:value-type="float">
            <text:p><text:s/>19,575</text:p>
          </table:table-cell>
          <table:table-cell table:style-name="ce26" office:value-type="float" office:value="88.2" calcext:value-type="float">
            <text:p><text:s/>88.2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638" calcext:value-type="float">
            <text:p><text:s/>10,638</text:p>
          </table:table-cell>
          <table:table-cell table:style-name="ce26" office:value-type="float" office:value="95.9" calcext:value-type="float">
            <text:p><text:s/>95.9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937" calcext:value-type="float">
            <text:p><text:s/>8,937</text:p>
          </table:table-cell>
          <table:table-cell table:style-name="ce29" office:value-type="float" office:value="80.5" calcext:value-type="float">
            <text:p><text:s/>80.5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08" calcext:value-type="float">
            <text:p>201808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20280" calcext:value-type="float">
            <text:p><text:s/>20,280</text:p>
          </table:table-cell>
          <table:table-cell table:style-name="ce26" office:value-type="float" office:value="91.4" calcext:value-type="float">
            <text:p><text:s/>91.4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9939" calcext:value-type="float">
            <text:p><text:s/>9,939</text:p>
          </table:table-cell>
          <table:table-cell table:style-name="ce26" office:value-type="float" office:value="89.6" calcext:value-type="float">
            <text:p><text:s/>89.6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341" calcext:value-type="float">
            <text:p><text:s/>10,341</text:p>
          </table:table-cell>
          <table:table-cell table:style-name="ce29" office:value-type="float" office:value="93.2" calcext:value-type="float">
            <text:p><text:s/>93.2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09" calcext:value-type="float">
            <text:p>201809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9698" calcext:value-type="float">
            <text:p><text:s/>19,698</text:p>
          </table:table-cell>
          <table:table-cell table:style-name="ce26" office:value-type="float" office:value="91.7" calcext:value-type="float">
            <text:p><text:s/>91.7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380" calcext:value-type="float">
            <text:p><text:s/>9,380</text:p>
          </table:table-cell>
          <table:table-cell table:style-name="ce26" office:value-type="float" office:value="87.3" calcext:value-type="float">
            <text:p><text:s/>87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10318" calcext:value-type="float">
            <text:p><text:s/>10,318</text:p>
          </table:table-cell>
          <table:table-cell table:style-name="ce29" office:value-type="float" office:value="96.1" calcext:value-type="float">
            <text:p><text:s/>96.1</text:p>
          </table:table-cell>
          <table:table-cell table:style-name="ce32" table:number-columns-repeated="242"/>
        </table:table-row>
        <table:table-row table:style-name="ro3">
          <table:table-cell table:style-name="ce16"/>
          <table:table-cell table:style-name="ce19" office:value-type="float" office:value="201810" calcext:value-type="float">
            <text:p>201810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8890" calcext:value-type="float">
            <text:p><text:s/>18,890</text:p>
          </table:table-cell>
          <table:table-cell table:style-name="ce26" office:value-type="float" office:value="85.1" calcext:value-type="float">
            <text:p><text:s/>85.1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037" calcext:value-type="float">
            <text:p><text:s/>10,037</text:p>
          </table:table-cell>
          <table:table-cell table:style-name="ce26" office:value-type="float" office:value="90.4" calcext:value-type="float">
            <text:p><text:s/>90.4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853" calcext:value-type="float">
            <text:p><text:s/>8,853</text:p>
          </table:table-cell>
          <table:table-cell table:style-name="ce29" office:value-type="float" office:value="79.8" calcext:value-type="float">
            <text:p><text:s/>79.8</text:p>
          </table:table-cell>
          <table:table-cell table:style-name="ce32" table:number-columns-repeated="242"/>
        </table:table-row>
        <table:table-row table:style-name="ro2">
          <table:table-cell table:style-name="ce16"/>
          <table:table-cell table:style-name="ce19" office:value-type="float" office:value="201811" calcext:value-type="float">
            <text:p>20181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6" calcext:value-type="float">
            <text:p><text:s/>56</text:p>
          </table:table-cell>
          <table:table-cell table:style-name="ce22" office:value-type="float" office:value="20048" calcext:value-type="float">
            <text:p><text:s/>20,048</text:p>
          </table:table-cell>
          <table:table-cell table:style-name="ce22" office:value-type="float" office:value="16645" calcext:value-type="float">
            <text:p><text:s/>16,645</text:p>
          </table:table-cell>
          <table:table-cell table:style-name="ce26" office:value-type="float" office:value="83" calcext:value-type="float">
            <text:p><text:s/>83.0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7993" calcext:value-type="float">
            <text:p><text:s/>7,993</text:p>
          </table:table-cell>
          <table:table-cell table:style-name="ce26" office:value-type="float" office:value="79.7" calcext:value-type="float">
            <text:p><text:s/>79.7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8652" calcext:value-type="float">
            <text:p><text:s/>8,652</text:p>
          </table:table-cell>
          <table:table-cell table:style-name="ce29" office:value-type="float" office:value="86.3" calcext:value-type="float">
            <text:p><text:s/>86.3</text:p>
          </table:table-cell>
          <table:table-cell table:style-name="ce32" table:number-columns-repeated="242"/>
        </table:table-row>
        <table:table-row table:style-name="ro3">
          <table:table-cell table:style-name="ce16"/>
          <table:table-cell table:style-name="ce19" office:value-type="float" office:value="201812" calcext:value-type="float">
            <text:p>20181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9" calcext:value-type="float">
            <text:p><text:s/>59</text:p>
          </table:table-cell>
          <table:table-cell table:style-name="ce22" office:value-type="float" office:value="18158" calcext:value-type="float">
            <text:p><text:s/>18,158</text:p>
          </table:table-cell>
          <table:table-cell table:style-name="ce22" office:value-type="float" office:value="14683" calcext:value-type="float">
            <text:p><text:s/>14,683</text:p>
          </table:table-cell>
          <table:table-cell table:style-name="ce26" office:value-type="float" office:value="80.9" calcext:value-type="float">
            <text:p><text:s/>80.9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9284" calcext:value-type="float">
            <text:p><text:s/>9,284</text:p>
          </table:table-cell>
          <table:table-cell table:style-name="ce22" office:value-type="float" office:value="8173" calcext:value-type="float">
            <text:p><text:s/>8,173</text:p>
          </table:table-cell>
          <table:table-cell table:style-name="ce26" office:value-type="float" office:value="88" calcext:value-type="float">
            <text:p><text:s/>88.0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8874" calcext:value-type="float">
            <text:p><text:s/>8,874</text:p>
          </table:table-cell>
          <table:table-cell table:style-name="ce22" office:value-type="float" office:value="6510" calcext:value-type="float">
            <text:p><text:s/>6,510</text:p>
          </table:table-cell>
          <table:table-cell table:style-name="ce29" office:value-type="float" office:value="73.4" calcext:value-type="float">
            <text:p><text:s/>73.4</text:p>
          </table:table-cell>
          <table:table-cell table:style-name="ce32" table:number-columns-repeated="242"/>
        </table:table-row>
        <table:table-row table:style-name="ro1">
          <table:table-cell table:number-columns-repeated="257"/>
        </table:table-row>
        <table:table-row table:style-name="ro3">
          <table:table-cell table:style-name="ce1"/>
          <table:table-cell table:style-name="ce3" office:value-type="float" office:value="201901" calcext:value-type="float">
            <text:p>201901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5" calcext:value-type="float">
            <text:p><text:s/>55</text:p>
          </table:table-cell>
          <table:table-cell table:style-name="ce5" office:value-type="float" office:value="16830" calcext:value-type="float">
            <text:p><text:s/>16,830</text:p>
          </table:table-cell>
          <table:table-cell table:style-name="ce5" office:value-type="float" office:value="13713" calcext:value-type="float">
            <text:p><text:s/>13,713</text:p>
          </table:table-cell>
          <table:table-cell table:style-name="ce8" office:value-type="float" office:value="81.5" calcext:value-type="float">
            <text:p><text:s/>81.5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5" office:value-type="float" office:value="8262" calcext:value-type="float">
            <text:p><text:s/>8,262</text:p>
          </table:table-cell>
          <table:table-cell table:style-name="ce5" office:value-type="float" office:value="6175" calcext:value-type="float">
            <text:p><text:s/>6,175</text:p>
          </table:table-cell>
          <table:table-cell table:style-name="ce8" office:value-type="float" office:value="74.7" calcext:value-type="float">
            <text:p><text:s/>74.7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8568" calcext:value-type="float">
            <text:p><text:s/>8,568</text:p>
          </table:table-cell>
          <table:table-cell table:style-name="ce5" office:value-type="float" office:value="7538" calcext:value-type="float">
            <text:p><text:s/>7,538</text:p>
          </table:table-cell>
          <table:table-cell table:style-name="ce11" office:value-type="float" office:value="88" calcext:value-type="float">
            <text:p><text:s/>88.0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02" calcext:value-type="float">
            <text:p>201902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6" calcext:value-type="float">
            <text:p><text:s/>56</text:p>
          </table:table-cell>
          <table:table-cell table:style-name="ce5" office:value-type="float" office:value="17136" calcext:value-type="float">
            <text:p><text:s/>17,136</text:p>
          </table:table-cell>
          <table:table-cell table:style-name="ce5" office:value-type="float" office:value="13060" calcext:value-type="float">
            <text:p><text:s/>13,060</text:p>
          </table:table-cell>
          <table:table-cell table:style-name="ce8" office:value-type="float" office:value="76.2" calcext:value-type="float">
            <text:p><text:s/>76.2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8568" calcext:value-type="float">
            <text:p><text:s/>8,568</text:p>
          </table:table-cell>
          <table:table-cell table:style-name="ce5" office:value-type="float" office:value="6982" calcext:value-type="float">
            <text:p><text:s/>6,982</text:p>
          </table:table-cell>
          <table:table-cell table:style-name="ce8" office:value-type="float" office:value="81.5" calcext:value-type="float">
            <text:p><text:s/>81.5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8568" calcext:value-type="float">
            <text:p><text:s/>8,568</text:p>
          </table:table-cell>
          <table:table-cell table:style-name="ce5" office:value-type="float" office:value="6078" calcext:value-type="float">
            <text:p><text:s/>6,078</text:p>
          </table:table-cell>
          <table:table-cell table:style-name="ce11" office:value-type="float" office:value="70.9" calcext:value-type="float">
            <text:p><text:s/>70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03" calcext:value-type="float">
            <text:p>201903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3" calcext:value-type="float">
            <text:p><text:s/>63</text:p>
          </table:table-cell>
          <table:table-cell table:style-name="ce5" office:value-type="float" office:value="22398" calcext:value-type="float">
            <text:p><text:s/>22,398</text:p>
          </table:table-cell>
          <table:table-cell table:style-name="ce5" office:value-type="float" office:value="17198" calcext:value-type="float">
            <text:p><text:s/>17,198</text:p>
          </table:table-cell>
          <table:table-cell table:style-name="ce8" office:value-type="float" office:value="76.8" calcext:value-type="float">
            <text:p><text:s/>76.8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0994" calcext:value-type="float">
            <text:p><text:s/>10,994</text:p>
          </table:table-cell>
          <table:table-cell table:style-name="ce5" office:value-type="float" office:value="7886" calcext:value-type="float">
            <text:p><text:s/>7,886</text:p>
          </table:table-cell>
          <table:table-cell table:style-name="ce8" office:value-type="float" office:value="71.7" calcext:value-type="float">
            <text:p><text:s/>71.7</text:p>
          </table:table-cell>
          <table:table-cell table:style-name="ce5" office:value-type="float" office:value="32" calcext:value-type="float">
            <text:p><text:s/>32</text:p>
          </table:table-cell>
          <table:table-cell table:style-name="ce5" office:value-type="float" office:value="11404" calcext:value-type="float">
            <text:p><text:s/>11,404</text:p>
          </table:table-cell>
          <table:table-cell table:style-name="ce5" office:value-type="float" office:value="9312" calcext:value-type="float">
            <text:p><text:s/>9,312</text:p>
          </table:table-cell>
          <table:table-cell table:style-name="ce11" office:value-type="float" office:value="81.7" calcext:value-type="float">
            <text:p><text:s/>81.7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3" office:value-type="float" office:value="201904" calcext:value-type="float">
            <text:p>201904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0" calcext:value-type="float">
            <text:p><text:s/>60</text:p>
          </table:table-cell>
          <table:table-cell table:style-name="ce5" office:value-type="float" office:value="21480" calcext:value-type="float">
            <text:p><text:s/>21,480</text:p>
          </table:table-cell>
          <table:table-cell table:style-name="ce5" office:value-type="float" office:value="16825" calcext:value-type="float">
            <text:p><text:s/>16,825</text:p>
          </table:table-cell>
          <table:table-cell table:style-name="ce8" office:value-type="float" office:value="78.3" calcext:value-type="float">
            <text:p><text:s/>78.3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10740" calcext:value-type="float">
            <text:p><text:s/>10,740</text:p>
          </table:table-cell>
          <table:table-cell table:style-name="ce5" office:value-type="float" office:value="8105" calcext:value-type="float">
            <text:p><text:s/>8,105</text:p>
          </table:table-cell>
          <table:table-cell table:style-name="ce8" office:value-type="float" office:value="75.5" calcext:value-type="float">
            <text:p><text:s/>75.5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10740" calcext:value-type="float">
            <text:p><text:s/>10,740</text:p>
          </table:table-cell>
          <table:table-cell table:style-name="ce5" office:value-type="float" office:value="8720" calcext:value-type="float">
            <text:p><text:s/>8,720</text:p>
          </table:table-cell>
          <table:table-cell table:style-name="ce11" office:value-type="float" office:value="81.2" calcext:value-type="float">
            <text:p><text:s/>81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05" calcext:value-type="float">
            <text:p>201905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2" calcext:value-type="float">
            <text:p><text:s/>62</text:p>
          </table:table-cell>
          <table:table-cell table:style-name="ce5" office:value-type="float" office:value="22196" calcext:value-type="float">
            <text:p><text:s/>22,196</text:p>
          </table:table-cell>
          <table:table-cell table:style-name="ce5" office:value-type="float" office:value="17643" calcext:value-type="float">
            <text:p><text:s/>17,643</text:p>
          </table:table-cell>
          <table:table-cell table:style-name="ce8" office:value-type="float" office:value="79.5" calcext:value-type="float">
            <text:p><text:s/>79.5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7997" calcext:value-type="float">
            <text:p><text:s/>7,997</text:p>
          </table:table-cell>
          <table:table-cell table:style-name="ce8" office:value-type="float" office:value="72.1" calcext:value-type="float">
            <text:p><text:s/>72.1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9646" calcext:value-type="float">
            <text:p><text:s/>9,646</text:p>
          </table:table-cell>
          <table:table-cell table:style-name="ce11" office:value-type="float" office:value="86.9" calcext:value-type="float">
            <text:p><text:s/>86.9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3" office:value-type="float" office:value="201906" calcext:value-type="float">
            <text:p>201906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0" calcext:value-type="float">
            <text:p><text:s/>60</text:p>
          </table:table-cell>
          <table:table-cell table:style-name="ce5" office:value-type="float" office:value="21480" calcext:value-type="float">
            <text:p><text:s/>21,480</text:p>
          </table:table-cell>
          <table:table-cell table:style-name="ce5" office:value-type="float" office:value="18259" calcext:value-type="float">
            <text:p><text:s/>18,259</text:p>
          </table:table-cell>
          <table:table-cell table:style-name="ce8" office:value-type="float" office:value="85" calcext:value-type="float">
            <text:p><text:s/>85.0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10740" calcext:value-type="float">
            <text:p><text:s/>10,740</text:p>
          </table:table-cell>
          <table:table-cell table:style-name="ce5" office:value-type="float" office:value="8629" calcext:value-type="float">
            <text:p><text:s/>8,629</text:p>
          </table:table-cell>
          <table:table-cell table:style-name="ce8" office:value-type="float" office:value="80.3" calcext:value-type="float">
            <text:p><text:s/>80.3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10740" calcext:value-type="float">
            <text:p><text:s/>10,740</text:p>
          </table:table-cell>
          <table:table-cell table:style-name="ce5" office:value-type="float" office:value="9630" calcext:value-type="float">
            <text:p><text:s/>9,630</text:p>
          </table:table-cell>
          <table:table-cell table:style-name="ce11" office:value-type="float" office:value="89.7" calcext:value-type="float">
            <text:p><text:s/>89.7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3" office:value-type="float" office:value="201907" calcext:value-type="float">
            <text:p>201907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2" calcext:value-type="float">
            <text:p><text:s/>62</text:p>
          </table:table-cell>
          <table:table-cell table:style-name="ce5" office:value-type="float" office:value="22196" calcext:value-type="float">
            <text:p><text:s/>22,196</text:p>
          </table:table-cell>
          <table:table-cell table:style-name="ce5" office:value-type="float" office:value="19262" calcext:value-type="float">
            <text:p><text:s/>19,262</text:p>
          </table:table-cell>
          <table:table-cell table:style-name="ce8" office:value-type="float" office:value="86.8" calcext:value-type="float">
            <text:p><text:s/>86.8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10356" calcext:value-type="float">
            <text:p><text:s/>10,356</text:p>
          </table:table-cell>
          <table:table-cell table:style-name="ce8" office:value-type="float" office:value="93.3" calcext:value-type="float">
            <text:p><text:s/>93.3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8906" calcext:value-type="float">
            <text:p><text:s/>8,906</text:p>
          </table:table-cell>
          <table:table-cell table:style-name="ce11" office:value-type="float" office:value="80.2" calcext:value-type="float">
            <text:p><text:s/>80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08" calcext:value-type="float">
            <text:p>201908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2" calcext:value-type="float">
            <text:p><text:s/>62</text:p>
          </table:table-cell>
          <table:table-cell table:style-name="ce5" office:value-type="float" office:value="22196" calcext:value-type="float">
            <text:p><text:s/>22,196</text:p>
          </table:table-cell>
          <table:table-cell table:style-name="ce5" office:value-type="float" office:value="20102" calcext:value-type="float">
            <text:p><text:s/>20,102</text:p>
          </table:table-cell>
          <table:table-cell table:style-name="ce8" office:value-type="float" office:value="90.6" calcext:value-type="float">
            <text:p><text:s/>90.6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9796" calcext:value-type="float">
            <text:p><text:s/>9,796</text:p>
          </table:table-cell>
          <table:table-cell table:style-name="ce8" office:value-type="float" office:value="88.3" calcext:value-type="float">
            <text:p><text:s/>88.3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10306" calcext:value-type="float">
            <text:p><text:s/>10,306</text:p>
          </table:table-cell>
          <table:table-cell table:style-name="ce11" office:value-type="float" office:value="92.9" calcext:value-type="float">
            <text:p><text:s/>92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09" calcext:value-type="float">
            <text:p>201909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9" calcext:value-type="float">
            <text:p><text:s/>59</text:p>
          </table:table-cell>
          <table:table-cell table:style-name="ce5" office:value-type="float" office:value="21122" calcext:value-type="float">
            <text:p><text:s/>21,122</text:p>
          </table:table-cell>
          <table:table-cell table:style-name="ce5" office:value-type="float" office:value="19546" calcext:value-type="float">
            <text:p><text:s/>19,546</text:p>
          </table:table-cell>
          <table:table-cell table:style-name="ce8" office:value-type="float" office:value="92.5" calcext:value-type="float">
            <text:p><text:s/>92.5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10740" calcext:value-type="float">
            <text:p><text:s/>10,740</text:p>
          </table:table-cell>
          <table:table-cell table:style-name="ce5" office:value-type="float" office:value="9516" calcext:value-type="float">
            <text:p><text:s/>9,516</text:p>
          </table:table-cell>
          <table:table-cell table:style-name="ce8" office:value-type="float" office:value="88.6" calcext:value-type="float">
            <text:p><text:s/>88.6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5" office:value-type="float" office:value="10382" calcext:value-type="float">
            <text:p><text:s/>10,382</text:p>
          </table:table-cell>
          <table:table-cell table:style-name="ce5" office:value-type="float" office:value="10030" calcext:value-type="float">
            <text:p><text:s/>10,030</text:p>
          </table:table-cell>
          <table:table-cell table:style-name="ce11" office:value-type="float" office:value="96.6" calcext:value-type="float">
            <text:p><text:s/>96.6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10" calcext:value-type="float">
            <text:p>201910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3" calcext:value-type="float">
            <text:p><text:s/>63</text:p>
          </table:table-cell>
          <table:table-cell table:style-name="ce5" office:value-type="float" office:value="22554" calcext:value-type="float">
            <text:p><text:s/>22,554</text:p>
          </table:table-cell>
          <table:table-cell table:style-name="ce5" office:value-type="float" office:value="19986" calcext:value-type="float">
            <text:p><text:s/>19,986</text:p>
          </table:table-cell>
          <table:table-cell table:style-name="ce8" office:value-type="float" office:value="88.6" calcext:value-type="float">
            <text:p><text:s/>88.6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11098" calcext:value-type="float">
            <text:p><text:s/>11,098</text:p>
          </table:table-cell>
          <table:table-cell table:style-name="ce5" office:value-type="float" office:value="10350" calcext:value-type="float">
            <text:p><text:s/>10,350</text:p>
          </table:table-cell>
          <table:table-cell table:style-name="ce8" office:value-type="float" office:value="93.3" calcext:value-type="float">
            <text:p><text:s/>93.3</text:p>
          </table:table-cell>
          <table:table-cell table:style-name="ce5" office:value-type="float" office:value="32" calcext:value-type="float">
            <text:p><text:s/>32</text:p>
          </table:table-cell>
          <table:table-cell table:style-name="ce5" office:value-type="float" office:value="11456" calcext:value-type="float">
            <text:p><text:s/>11,456</text:p>
          </table:table-cell>
          <table:table-cell table:style-name="ce5" office:value-type="float" office:value="9636" calcext:value-type="float">
            <text:p><text:s/>9,636</text:p>
          </table:table-cell>
          <table:table-cell table:style-name="ce11" office:value-type="float" office:value="84.1" calcext:value-type="float">
            <text:p><text:s/>84.1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11" calcext:value-type="float">
            <text:p>201911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6" calcext:value-type="float">
            <text:p><text:s/>56</text:p>
          </table:table-cell>
          <table:table-cell table:style-name="ce5" office:value-type="float" office:value="20048" calcext:value-type="float">
            <text:p><text:s/>20,048</text:p>
          </table:table-cell>
          <table:table-cell table:style-name="ce5" office:value-type="float" office:value="16547" calcext:value-type="float">
            <text:p><text:s/>16,547</text:p>
          </table:table-cell>
          <table:table-cell table:style-name="ce8" office:value-type="float" office:value="82.5" calcext:value-type="float">
            <text:p><text:s/>82.5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10024" calcext:value-type="float">
            <text:p><text:s/>10,024</text:p>
          </table:table-cell>
          <table:table-cell table:style-name="ce5" office:value-type="float" office:value="7896" calcext:value-type="float">
            <text:p><text:s/>7,896</text:p>
          </table:table-cell>
          <table:table-cell table:style-name="ce8" office:value-type="float" office:value="78.8" calcext:value-type="float">
            <text:p><text:s/>78.8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10024" calcext:value-type="float">
            <text:p><text:s/>10,024</text:p>
          </table:table-cell>
          <table:table-cell table:style-name="ce5" office:value-type="float" office:value="8651" calcext:value-type="float">
            <text:p><text:s/>8,651</text:p>
          </table:table-cell>
          <table:table-cell table:style-name="ce11" office:value-type="float" office:value="86.3" calcext:value-type="float">
            <text:p><text:s/>86.3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1912" calcext:value-type="float">
            <text:p>201912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1" calcext:value-type="float">
            <text:p><text:s/>61</text:p>
          </table:table-cell>
          <table:table-cell table:style-name="ce5" office:value-type="float" office:value="18770" calcext:value-type="float">
            <text:p><text:s/>18,770</text:p>
          </table:table-cell>
          <table:table-cell table:style-name="ce5" office:value-type="float" office:value="15143" calcext:value-type="float">
            <text:p><text:s/>15,143</text:p>
          </table:table-cell>
          <table:table-cell table:style-name="ce8" office:value-type="float" office:value="80.7" calcext:value-type="float">
            <text:p><text:s/>80.7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5" office:value-type="float" office:value="9590" calcext:value-type="float">
            <text:p><text:s/>9,590</text:p>
          </table:table-cell>
          <table:table-cell table:style-name="ce5" office:value-type="float" office:value="8645" calcext:value-type="float">
            <text:p><text:s/>8,645</text:p>
          </table:table-cell>
          <table:table-cell table:style-name="ce8" office:value-type="float" office:value="90.1" calcext:value-type="float">
            <text:p><text:s/>90.1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9180" calcext:value-type="float">
            <text:p><text:s/>9,180</text:p>
          </table:table-cell>
          <table:table-cell table:style-name="ce5" office:value-type="float" office:value="6498" calcext:value-type="float">
            <text:p><text:s/>6,498</text:p>
          </table:table-cell>
          <table:table-cell table:style-name="ce11" office:value-type="float" office:value="70.8" calcext:value-type="float">
            <text:p><text:s/>70.8</text:p>
          </table:table-cell>
          <table:table-cell table:style-name="ce14" table:number-columns-repeated="242"/>
        </table:table-row>
        <table:table-row table:style-name="ro1">
          <table:table-cell table:number-columns-repeated="257"/>
        </table:table-row>
        <table:table-row table:style-name="ro2">
          <table:table-cell table:style-name="ce1"/>
          <table:table-cell table:style-name="ce3" office:value-type="float" office:value="202001" calcext:value-type="float">
            <text:p>202001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0" calcext:value-type="float">
            <text:p><text:s/>60</text:p>
          </table:table-cell>
          <table:table-cell table:style-name="ce5" office:value-type="float" office:value="18360" calcext:value-type="float">
            <text:p><text:s/>18,360</text:p>
          </table:table-cell>
          <table:table-cell table:style-name="ce5" office:value-type="float" office:value="15049" calcext:value-type="float">
            <text:p><text:s/>15,049</text:p>
          </table:table-cell>
          <table:table-cell table:style-name="ce8" office:value-type="float" office:value="82" calcext:value-type="float">
            <text:p><text:s/>82.0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9180" calcext:value-type="float">
            <text:p><text:s/>9,180</text:p>
          </table:table-cell>
          <table:table-cell table:style-name="ce5" office:value-type="float" office:value="6524" calcext:value-type="float">
            <text:p><text:s/>6,524</text:p>
          </table:table-cell>
          <table:table-cell table:style-name="ce8" office:value-type="float" office:value="71.1" calcext:value-type="float">
            <text:p><text:s/>71.1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5" office:value-type="float" office:value="9180" calcext:value-type="float">
            <text:p><text:s/>9,180</text:p>
          </table:table-cell>
          <table:table-cell table:style-name="ce5" office:value-type="float" office:value="8525" calcext:value-type="float">
            <text:p><text:s/>8,525</text:p>
          </table:table-cell>
          <table:table-cell table:style-name="ce11" office:value-type="float" office:value="92.9" calcext:value-type="float">
            <text:p><text:s/>92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02" calcext:value-type="float">
            <text:p>202002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7" calcext:value-type="float">
            <text:p><text:s/>57</text:p>
          </table:table-cell>
          <table:table-cell table:style-name="ce5" office:value-type="float" office:value="18118" calcext:value-type="float">
            <text:p><text:s/>18,118</text:p>
          </table:table-cell>
          <table:table-cell table:style-name="ce5" office:value-type="float" office:value="12356" calcext:value-type="float">
            <text:p><text:s/>12,356</text:p>
          </table:table-cell>
          <table:table-cell table:style-name="ce8" office:value-type="float" office:value="68.2" calcext:value-type="float">
            <text:p><text:s/>68.2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5" office:value-type="float" office:value="8880" calcext:value-type="float">
            <text:p><text:s/>8,880</text:p>
          </table:table-cell>
          <table:table-cell table:style-name="ce5" office:value-type="float" office:value="6878" calcext:value-type="float">
            <text:p><text:s/>6,878</text:p>
          </table:table-cell>
          <table:table-cell table:style-name="ce8" office:value-type="float" office:value="77.5" calcext:value-type="float">
            <text:p><text:s/>77.5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5" office:value-type="float" office:value="9238" calcext:value-type="float">
            <text:p><text:s/>9,238</text:p>
          </table:table-cell>
          <table:table-cell table:style-name="ce5" office:value-type="float" office:value="5478" calcext:value-type="float">
            <text:p><text:s/>5,478</text:p>
          </table:table-cell>
          <table:table-cell table:style-name="ce11" office:value-type="float" office:value="59.3" calcext:value-type="float">
            <text:p><text:s/>59.3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03" calcext:value-type="float">
            <text:p>202003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53" calcext:value-type="float">
            <text:p><text:s/>53</text:p>
          </table:table-cell>
          <table:table-cell table:style-name="ce5" office:value-type="float" office:value="18454" calcext:value-type="float">
            <text:p><text:s/>18,454</text:p>
          </table:table-cell>
          <table:table-cell table:style-name="ce5" office:value-type="float" office:value="7854" calcext:value-type="float">
            <text:p><text:s/>7,854</text:p>
          </table:table-cell>
          <table:table-cell table:style-name="ce8" office:value-type="float" office:value="42.6" calcext:value-type="float">
            <text:p><text:s/>42.6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5" office:value-type="float" office:value="9406" calcext:value-type="float">
            <text:p><text:s/>9,406</text:p>
          </table:table-cell>
          <table:table-cell table:style-name="ce5" office:value-type="float" office:value="4415" calcext:value-type="float">
            <text:p><text:s/>4,415</text:p>
          </table:table-cell>
          <table:table-cell table:style-name="ce8" office:value-type="float" office:value="46.9" calcext:value-type="float">
            <text:p><text:s/>46.9</text:p>
          </table:table-cell>
          <table:table-cell table:style-name="ce5" office:value-type="float" office:value="26" calcext:value-type="float">
            <text:p><text:s/>26</text:p>
          </table:table-cell>
          <table:table-cell table:style-name="ce5" office:value-type="float" office:value="9048" calcext:value-type="float">
            <text:p><text:s/>9,048</text:p>
          </table:table-cell>
          <table:table-cell table:style-name="ce5" office:value-type="float" office:value="3439" calcext:value-type="float">
            <text:p><text:s/>3,439</text:p>
          </table:table-cell>
          <table:table-cell table:style-name="ce11" office:value-type="float" office:value="38" calcext:value-type="float">
            <text:p><text:s/>38.0</text:p>
          </table:table-cell>
          <table:table-cell table:style-name="ce14" table:number-columns-repeated="242"/>
        </table:table-row>
        <table:table-row table:style-name="ro4">
          <table:table-cell/>
          <table:table-cell table:style-name="ce3" office:value-type="float" office:value="202004" calcext:value-type="float">
            <text:p>20200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3" office:value-type="float" office:value="202005" calcext:value-type="float">
            <text:p>202005</text:p>
          </table:table-cell>
          <table:table-cell table:style-name="ce4" office:value-type="string" calcext:value-type="string">
            <text:p>中華</text:p>
          </table:table-cell>
          <table:table-cell table:style-name="ce6" office:value-type="float" office:value="4" calcext:value-type="float">
            <text:p><text:s/>4</text:p>
          </table:table-cell>
          <table:table-cell table:style-name="ce6" office:value-type="float" office:value="1224" calcext:value-type="float">
            <text:p><text:s/>1,224</text:p>
          </table:table-cell>
          <table:table-cell table:style-name="ce6" office:value-type="float" office:value="765" calcext:value-type="float">
            <text:p><text:s/>765</text:p>
          </table:table-cell>
          <table:table-cell table:style-name="ce28" office:value-type="float" office:value="62.5" calcext:value-type="float">
            <text:p><text:s/>62.5</text:p>
          </table:table-cell>
          <table:table-cell table:style-name="ce6" office:value-type="float" office:value="2" calcext:value-type="float">
            <text:p><text:s/>2</text:p>
          </table:table-cell>
          <table:table-cell table:style-name="ce6" office:value-type="float" office:value="612" calcext:value-type="float">
            <text:p><text:s/>612</text:p>
          </table:table-cell>
          <table:table-cell table:style-name="ce6" office:value-type="float" office:value="402" calcext:value-type="float">
            <text:p><text:s/>402</text:p>
          </table:table-cell>
          <table:table-cell table:style-name="ce28" office:value-type="float" office:value="65.7" calcext:value-type="float">
            <text:p><text:s/>65.7</text:p>
          </table:table-cell>
          <table:table-cell table:style-name="ce6" office:value-type="float" office:value="2" calcext:value-type="float">
            <text:p><text:s/>2</text:p>
          </table:table-cell>
          <table:table-cell table:style-name="ce6" office:value-type="float" office:value="612" calcext:value-type="float">
            <text:p><text:s/>612</text:p>
          </table:table-cell>
          <table:table-cell table:style-name="ce6" office:value-type="float" office:value="363" calcext:value-type="float">
            <text:p><text:s/>363</text:p>
          </table:table-cell>
          <table:table-cell table:style-name="ce31" office:value-type="float" office:value="59.3" calcext:value-type="float">
            <text:p><text:s/>59.3</text:p>
          </table:table-cell>
          <table:table-cell table:style-name="ce15" table:number-columns-repeated="242"/>
        </table:table-row>
        <table:table-row table:style-name="ro2">
          <table:table-cell table:style-name="ce1"/>
          <table:table-cell table:style-name="ce3" office:value-type="float" office:value="202006" calcext:value-type="float">
            <text:p>202006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5" office:value-type="float" office:value="1836" calcext:value-type="float">
            <text:p><text:s/>1,836</text:p>
          </table:table-cell>
          <table:table-cell table:style-name="ce5" office:value-type="float" office:value="1204" calcext:value-type="float">
            <text:p><text:s/>1,204</text:p>
          </table:table-cell>
          <table:table-cell table:style-name="ce8" office:value-type="float" office:value="65.6" calcext:value-type="float">
            <text:p><text:s/>65.6</text:p>
          </table:table-cell>
          <table:table-cell table:style-name="ce5" office:value-type="float" office:value="3" calcext:value-type="float">
            <text:p><text:s/>3</text:p>
          </table:table-cell>
          <table:table-cell table:style-name="ce5" office:value-type="float" office:value="918" calcext:value-type="float">
            <text:p><text:s/>918</text:p>
          </table:table-cell>
          <table:table-cell table:style-name="ce5" office:value-type="float" office:value="592" calcext:value-type="float">
            <text:p><text:s/>592</text:p>
          </table:table-cell>
          <table:table-cell table:style-name="ce8" office:value-type="float" office:value="64.5" calcext:value-type="float">
            <text:p><text:s/>64.5</text:p>
          </table:table-cell>
          <table:table-cell table:style-name="ce5" office:value-type="float" office:value="3" calcext:value-type="float">
            <text:p><text:s/>3</text:p>
          </table:table-cell>
          <table:table-cell table:style-name="ce5" office:value-type="float" office:value="918" calcext:value-type="float">
            <text:p><text:s/>918</text:p>
          </table:table-cell>
          <table:table-cell table:style-name="ce5" office:value-type="float" office:value="612" calcext:value-type="float">
            <text:p><text:s/>612</text:p>
          </table:table-cell>
          <table:table-cell table:style-name="ce11" office:value-type="float" office:value="66.7" calcext:value-type="float">
            <text:p><text:s/>66.7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07" calcext:value-type="float">
            <text:p>202007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5" office:value-type="float" office:value="2754" calcext:value-type="float">
            <text:p><text:s/>2,754</text:p>
          </table:table-cell>
          <table:table-cell table:style-name="ce5" office:value-type="float" office:value="1210" calcext:value-type="float">
            <text:p><text:s/>1,210</text:p>
          </table:table-cell>
          <table:table-cell table:style-name="ce8" office:value-type="float" office:value="43.9" calcext:value-type="float">
            <text:p><text:s/>43.9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5" office:value-type="float" office:value="1224" calcext:value-type="float">
            <text:p><text:s/>1,224</text:p>
          </table:table-cell>
          <table:table-cell table:style-name="ce5" office:value-type="float" office:value="607" calcext:value-type="float">
            <text:p><text:s/>607</text:p>
          </table:table-cell>
          <table:table-cell table:style-name="ce8" office:value-type="float" office:value="49.6" calcext:value-type="float">
            <text:p><text:s/>49.6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603" calcext:value-type="float">
            <text:p><text:s/>603</text:p>
          </table:table-cell>
          <table:table-cell table:style-name="ce11" office:value-type="float" office:value="39.4" calcext:value-type="float">
            <text:p><text:s/>39.4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08" calcext:value-type="float">
            <text:p>202008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5" office:value-type="float" office:value="2754" calcext:value-type="float">
            <text:p><text:s/>2,754</text:p>
          </table:table-cell>
          <table:table-cell table:style-name="ce5" office:value-type="float" office:value="1339" calcext:value-type="float">
            <text:p><text:s/>1,339</text:p>
          </table:table-cell>
          <table:table-cell table:style-name="ce8" office:value-type="float" office:value="48.6" calcext:value-type="float">
            <text:p><text:s/>48.6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651" calcext:value-type="float">
            <text:p><text:s/>651</text:p>
          </table:table-cell>
          <table:table-cell table:style-name="ce8" office:value-type="float" office:value="42.5" calcext:value-type="float">
            <text:p><text:s/>42.5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5" office:value-type="float" office:value="1224" calcext:value-type="float">
            <text:p><text:s/>1,224</text:p>
          </table:table-cell>
          <table:table-cell table:style-name="ce5" office:value-type="float" office:value="688" calcext:value-type="float">
            <text:p><text:s/>688</text:p>
          </table:table-cell>
          <table:table-cell table:style-name="ce11" office:value-type="float" office:value="56.2" calcext:value-type="float">
            <text:p><text:s/>56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09" calcext:value-type="float">
            <text:p>202009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5" office:value-type="float" office:value="3060" calcext:value-type="float">
            <text:p><text:s/>3,060</text:p>
          </table:table-cell>
          <table:table-cell table:style-name="ce5" office:value-type="float" office:value="1143" calcext:value-type="float">
            <text:p><text:s/>1,143</text:p>
          </table:table-cell>
          <table:table-cell table:style-name="ce8" office:value-type="float" office:value="37.4" calcext:value-type="float">
            <text:p><text:s/>37.4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318" calcext:value-type="float">
            <text:p><text:s/>318</text:p>
          </table:table-cell>
          <table:table-cell table:style-name="ce8" office:value-type="float" office:value="20.8" calcext:value-type="float">
            <text:p><text:s/>20.8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825" calcext:value-type="float">
            <text:p><text:s/>825</text:p>
          </table:table-cell>
          <table:table-cell table:style-name="ce11" office:value-type="float" office:value="53.9" calcext:value-type="float">
            <text:p><text:s/>53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10" calcext:value-type="float">
            <text:p>202010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5" office:value-type="float" office:value="2754" calcext:value-type="float">
            <text:p><text:s/>2,754</text:p>
          </table:table-cell>
          <table:table-cell table:style-name="ce5" office:value-type="float" office:value="841" calcext:value-type="float">
            <text:p><text:s/>841</text:p>
          </table:table-cell>
          <table:table-cell table:style-name="ce8" office:value-type="float" office:value="30.5" calcext:value-type="float">
            <text:p><text:s/>30.5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5" office:value-type="float" office:value="1224" calcext:value-type="float">
            <text:p><text:s/>1,224</text:p>
          </table:table-cell>
          <table:table-cell table:style-name="ce5" office:value-type="float" office:value="251" calcext:value-type="float">
            <text:p><text:s/>251</text:p>
          </table:table-cell>
          <table:table-cell table:style-name="ce8" office:value-type="float" office:value="20.5" calcext:value-type="float">
            <text:p><text:s/>20.5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590" calcext:value-type="float">
            <text:p><text:s/>590</text:p>
          </table:table-cell>
          <table:table-cell table:style-name="ce11" office:value-type="float" office:value="38.6" calcext:value-type="float">
            <text:p><text:s/>38.6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11" calcext:value-type="float">
            <text:p>202011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5" office:value-type="float" office:value="2754" calcext:value-type="float">
            <text:p><text:s/>2,754</text:p>
          </table:table-cell>
          <table:table-cell table:style-name="ce5" office:value-type="float" office:value="543" calcext:value-type="float">
            <text:p><text:s/>543</text:p>
          </table:table-cell>
          <table:table-cell table:style-name="ce8" office:value-type="float" office:value="19.7" calcext:value-type="float">
            <text:p><text:s/>19.7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351" calcext:value-type="float">
            <text:p><text:s/>351</text:p>
          </table:table-cell>
          <table:table-cell table:style-name="ce8" office:value-type="float" office:value="22.9" calcext:value-type="float">
            <text:p><text:s/>22.9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5" office:value-type="float" office:value="1224" calcext:value-type="float">
            <text:p><text:s/>1,224</text:p>
          </table:table-cell>
          <table:table-cell table:style-name="ce5" office:value-type="float" office:value="192" calcext:value-type="float">
            <text:p><text:s/>192</text:p>
          </table:table-cell>
          <table:table-cell table:style-name="ce11" office:value-type="float" office:value="15.7" calcext:value-type="float">
            <text:p><text:s/>15.7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3" office:value-type="float" office:value="202012" calcext:value-type="float">
            <text:p>202012</text:p>
          </table:table-cell>
          <table:table-cell table:style-name="ce3" office:value-type="string" calcext:value-type="string">
            <text:p>中華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5" office:value-type="float" office:value="3060" calcext:value-type="float">
            <text:p><text:s/>3,060</text:p>
          </table:table-cell>
          <table:table-cell table:style-name="ce5" office:value-type="float" office:value="527" calcext:value-type="float">
            <text:p><text:s/>527</text:p>
          </table:table-cell>
          <table:table-cell table:style-name="ce8" office:value-type="float" office:value="17.2" calcext:value-type="float">
            <text:p><text:s/>17.2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303" calcext:value-type="float">
            <text:p><text:s/>303</text:p>
          </table:table-cell>
          <table:table-cell table:style-name="ce8" office:value-type="float" office:value="19.8" calcext:value-type="float">
            <text:p><text:s/>19.8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5" office:value-type="float" office:value="1530" calcext:value-type="float">
            <text:p><text:s/>1,530</text:p>
          </table:table-cell>
          <table:table-cell table:style-name="ce5" office:value-type="float" office:value="224" calcext:value-type="float">
            <text:p><text:s/>224</text:p>
          </table:table-cell>
          <table:table-cell table:style-name="ce11" office:value-type="float" office:value="14.6" calcext:value-type="float">
            <text:p><text:s/>14.6</text:p>
          </table:table-cell>
          <table:table-cell table:style-name="ce14" table:number-columns-repeated="242"/>
        </table:table-row>
        <table:table-row table:style-name="ro1" table:number-rows-repeated="104853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68P1" style:volatile="true">
      <loext:text>-</loext:text>
      <loext:fill-character> </loext:fill-character>
      <number:number number:decimal-places="1" loext:min-decimal-places="1" number:min-integer-digits="1" number:grouping="true"/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$</number:text>
      <number:number number:decimal-places="0" loext:min-decimal-places="0" number:min-integer-digits="1" number:grouping="true"/>
    </number:number-style>
    <number:number-style style:name="N169">
      <number:text>-$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</number:number-style>
    <number:number-style style:name="N17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loext:min-decimal-places="2" number:min-integer-digits="1" number:grouping="true"/>
    </number:number-style>
    <number:number-style style:name="N171">
      <number:text>-$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7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7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75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Yes</number:text>
    </number:number-style>
    <number:number-style style:name="N181P1" style:volatile="true">
      <number:text>Yes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True</number:text>
    </number:number-style>
    <number:number-style style:name="N182P1" style:volatile="true">
      <number:text>True</number:text>
    </number:number-style>
    <number:number-style style:name="N182">
      <number:text>False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</number:number-style>
    <number:number-style style:name="N185P2" style:volatile="true">
      <loext:text> 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2:30:56.105853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1:46:05.322700178</meta:creation-date>
    <dc:date>2023-02-12T12:40:20.762485568</dc:date>
    <meta:editing-duration>PT53M26S</meta:editing-duration>
    <meta:editing-cycles>7</meta:editing-cycles>
    <meta:generator>LibreOffice/6.4.7.2$Linux_X86_64 LibreOffice_project/40$Build-2</meta:generator>
    <meta:document-statistic meta:table-count="1" meta:cell-count="514" meta:object-count="0"/>
  </office:meta>
</office:document-meta>
</file>